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7b1a" officeooo:paragraph-rsid="001d7b1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alysis</text:p>
      <text:p text:style-name="Text_20_body">As the graph shows, the drama movies are visually better rated than fantasy movies. This is evidence against the hypothesis given that fantasy is better rated than fantasy and therefore the conclusion is that drama is better rated than Fantasy.</text:p>
      <text:p text:style-name="P1"/>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06T13:57:13.733147220</meta:creation-date>
    <dc:date>2020-03-06T13:58:41.998924855</dc:date>
    <meta:editing-duration>PT1M28S</meta:editing-duration>
    <meta:editing-cycles>1</meta:editing-cycles>
    <meta:document-statistic meta:table-count="0" meta:image-count="0" meta:object-count="0" meta:page-count="1" meta:paragraph-count="2" meta:word-count="41" meta:character-count="252" meta:non-whitespace-character-count="213"/>
    <meta:generator>LibreOffice/6.3.4.2$Linux_X86_64 LibreOffice_project/30$Build-2</meta:generator>
  </office:meta>
</office:document-meta>
</file>